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margin-top="0cm" fo:margin-bottom="0.282cm" loext:contextual-spacing="true" fo:line-height="108%"/>
    </style:style>
    <style:style style:name="P2" style:family="paragraph" style:parent-style-name="List_20_Paragraph" style:list-style-name="WWNum1">
      <style:paragraph-properties fo:margin-top="0.494cm" fo:margin-bottom="0cm" loext:contextual-spacing="true" fo:line-height="108%"/>
    </style:style>
    <style:style style:name="P3" style:family="paragraph" style:parent-style-name="List_20_Paragraph" style:list-style-name="WWNum1">
      <style:paragraph-properties fo:margin-top="0cm" fo:margin-bottom="0.494cm" loext:contextual-spacing="true" fo:line-height="108%"/>
    </style:style>
    <style:style style:name="P4" style:family="paragraph" style:parent-style-name="Standard">
      <style:paragraph-properties fo:margin-top="0cm" fo:margin-bottom="0.282cm" loext:contextual-spacing="false" fo:line-height="108%"/>
    </style:style>
    <style:style style:name="P5" style:family="paragraph" style:parent-style-name="Standard">
      <style:paragraph-properties fo:margin-top="0cm" fo:margin-bottom="0.282cm" loext:contextual-spacing="false" fo:line-height="108%"/>
      <style:text-properties style:font-name="Calibri" fo:font-size="11pt" fo:language="nb" fo:country="NO" fo:font-style="italic" style:font-name-asian="Calibri1" style:font-size-asian="11pt" style:font-style-asian="italic" style:font-name-complex="Calibri1" style:font-size-complex="11pt" style:font-style-complex="italic"/>
    </style:style>
    <style:style style:name="P6" style:family="paragraph" style:parent-style-name="Standard">
      <style:paragraph-properties fo:margin-top="0.494cm" fo:margin-bottom="0.494cm" loext:contextual-spacing="false"/>
    </style:style>
    <style:style style:name="P7" style:family="paragraph" style:parent-style-name="Standard">
      <style:paragraph-properties fo:margin-top="0.494cm" fo:margin-bottom="0.494cm" loext:contextual-spacing="false"/>
      <style:text-properties style:font-name="Calibri" fo:font-size="11pt" fo:language="fi" fo:country="FI" fo:font-style="italic" style:font-name-asian="Calibri1" style:font-size-asian="11pt" style:font-style-asian="italic" style:font-name-complex="Calibri1" style:font-size-complex="11pt" style:font-style-complex="italic"/>
    </style:style>
    <style:style style:name="P8" style:family="paragraph" style:parent-style-name="Standard">
      <style:paragraph-properties fo:margin-top="0.494cm" fo:margin-bottom="0.494cm" loext:contextual-spacing="false" fo:line-height="108%"/>
      <style:text-properties style:font-name="Calibri" fo:font-size="11pt" fo:language="fi" fo:country="FI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top="0.494cm" fo:margin-bottom="0.494cm" loext:contextual-spacing="false"/>
      <style:text-properties style:font-name="Calibri" fo:font-size="11pt" fo:language="fi" fo:country="FI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top="0.494cm" fo:margin-bottom="0.494cm" loext:contextual-spacing="false" fo:line-height="108%"/>
    </style:style>
    <style:style style:name="P11" style:family="paragraph" style:parent-style-name="paragraph">
      <style:paragraph-properties fo:margin-top="0cm" fo:margin-bottom="0cm" loext:contextual-spacing="false" style:vertical-align="baseline"/>
    </style:style>
    <style:style style:name="P12" style:family="paragraph" style:parent-style-name="paragraph">
      <style:paragraph-properties fo:margin-top="0cm" fo:margin-bottom="0cm" loext:contextual-spacing="false" style:vertical-align="baseline"/>
      <style:text-properties fo:color="#000000" style:font-name="Calibri" fo:font-size="11pt" style:font-size-asian="11pt" style:font-name-complex="Calibri1" style:font-size-complex="11pt"/>
    </style:style>
    <style:style style:name="P13" style:family="paragraph" style:parent-style-name="paragraph">
      <style:paragraph-properties fo:margin-top="0cm" fo:margin-bottom="0cm" loext:contextual-spacing="false"/>
      <style:text-properties fo:color="#000000" style:font-name="Calibri" fo:font-size="11pt" style:font-size-asian="11pt" style:font-name-complex="Calibri1" style:font-size-complex="11pt"/>
    </style:style>
    <style:style style:name="P14" style:family="paragraph" style:parent-style-name="paragraph">
      <style:paragraph-properties fo:margin-top="0cm" fo:margin-bottom="0cm" loext:contextual-spacing="false"/>
      <style:text-properties fo:color="#000000" style:font-name="Calibri Light" fo:font-size="16pt" fo:font-weight="bold" style:font-name-asian="F" style:font-size-asian="16pt" style:font-weight-asian="bold" style:font-name-complex="F" style:font-size-complex="16pt" style:font-weight-complex="bold"/>
    </style:style>
    <style:style style:name="P15" style:family="paragraph" style:parent-style-name="paragraph">
      <style:paragraph-properties fo:margin-top="0cm" fo:margin-bottom="0cm" loext:contextual-spacing="false"/>
      <style:text-properties fo:color="#000000" style:font-name="Segoe UI" fo:font-size="9pt" fo:font-weight="bold" style:font-size-asian="9pt" style:font-weight-asian="bold" style:font-name-complex="Segoe UI1" style:font-size-complex="9pt" style:font-weight-complex="bold"/>
    </style:style>
    <style:style style:name="P16" style:family="paragraph" style:parent-style-name="paragraph" style:list-style-name="WWNum4">
      <style:paragraph-properties fo:margin-top="0cm" fo:margin-bottom="0cm" loext:contextual-spacing="false"/>
    </style:style>
    <style:style style:name="P17" style:family="paragraph" style:parent-style-name="paragraph" style:list-style-name="WWNum4">
      <style:paragraph-properties fo:margin-top="0cm" fo:margin-bottom="0cm" loext:contextual-spacing="false" style:vertical-align="baseline"/>
    </style:style>
    <style:style style:name="P18" style:family="paragraph" style:parent-style-name="paragraph" style:list-style-name="WWNum3">
      <style:paragraph-properties fo:margin-top="0cm" fo:margin-bottom="0cm" loext:contextual-spacing="false" style:vertical-align="baseline"/>
    </style:style>
    <style:style style:name="P19" style:family="paragraph" style:parent-style-name="paragraph">
      <style:paragraph-properties fo:margin-top="0cm" fo:margin-bottom="0cm" loext:contextual-spacing="false"/>
    </style:style>
    <style:style style:name="P20" style:family="paragraph" style:parent-style-name="paragraph">
      <style:paragraph-properties fo:margin-top="0cm" fo:margin-bottom="0cm" loext:contextual-spacing="false"/>
      <style:text-properties style:font-name="Calibri" fo:font-size="11pt" style:font-name-asian="F" style:font-size-asian="11pt" style:font-name-complex="F" style:font-size-complex="11pt"/>
    </style:style>
    <style:style style:name="P21" style:family="paragraph" style:parent-style-name="paragraph" style:list-style-name="WWNum2">
      <style:paragraph-properties fo:margin-top="0cm" fo:margin-bottom="0cm" loext:contextual-spacing="false"/>
    </style:style>
    <style:style style:name="P22" style:family="paragraph" style:parent-style-name="paragraph" style:master-page-name="Standard">
      <style:paragraph-properties fo:margin-top="0cm" fo:margin-bottom="0cm" loext:contextual-spacing="false" style:page-number="auto" style:vertical-align="baseline"/>
    </style:style>
    <style:style style:name="P23" style:family="paragraph" style:parent-style-name="paragraph" style:list-style-name="WWNum4">
      <style:paragraph-properties fo:margin-top="0.494cm" fo:margin-bottom="0cm" loext:contextual-spacing="false" style:vertical-align="baseline"/>
    </style:style>
    <style:style style:name="P24" style:family="paragraph" style:parent-style-name="paragraph">
      <style:paragraph-properties fo:margin-left="1.244cm" fo:margin-right="0cm" fo:margin-top="0.494cm" fo:margin-bottom="0cm" loext:contextual-spacing="false" fo:text-indent="0.005cm" style:auto-text-indent="false" style:vertical-align="baseline"/>
    </style:style>
    <style:style style:name="T1" style:family="text">
      <style:text-properties fo:color="#000000" style:font-name="Calibri Light" fo:font-size="28pt" style:font-size-asian="28pt" style:font-name-complex="Calibri Light1" style:font-size-complex="28pt"/>
    </style:style>
    <style:style style:name="T2" style:family="text">
      <style:text-properties fo:color="#000000" style:font-name="Calibri Light" fo:font-size="16pt" fo:font-weight="bold" style:font-size-asian="16pt" style:font-weight-asian="bold" style:font-name-complex="Calibri Light1" style:font-size-complex="16pt" style:font-weight-complex="bold"/>
    </style:style>
    <style:style style:name="T3" style:family="text">
      <style:text-properties fo:color="#000000" style:font-name="Calibri Light" fo:font-size="16pt" fo:font-weight="bold" style:font-size-asian="16pt" style:font-weight-asian="bold" style:font-name-complex="Calibri Light1" style:font-size-complex="16pt" style:font-weight-complex="bold"/>
    </style:style>
    <style:style style:name="T4" style:family="text">
      <style:text-properties fo:color="#000000" style:font-name="Calibri Light" fo:font-size="16pt" fo:font-weight="bold" style:font-name-asian="F" style:font-size-asian="16pt" style:font-weight-asian="bold" style:font-name-complex="F" style:font-size-complex="16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Calibri" fo:font-size="11pt" style:font-size-asian="11pt" style:font-name-complex="Calibri1" style:font-size-complex="11pt"/>
    </style:style>
    <style:style style:name="T7" style:family="text">
      <style:text-properties fo:color="#000000" style:font-name="Calibri" fo:font-size="11pt" style:font-size-asian="11pt" style:font-name-complex="Calibri1" style:font-size-complex="11pt"/>
    </style:style>
    <style:style style:name="T8" style:family="text">
      <style:text-properties fo:color="#000000" style:font-name="Calibri" fo:font-size="11pt" style:font-name-asian="F" style:font-size-asian="11pt" style:font-name-complex="F" style:font-size-complex="11pt"/>
    </style:style>
    <style:style style:name="T9" style:family="text">
      <style:text-properties fo:color="#000000" style:font-name="Calibri" fo:font-size="11pt" style:font-name-asian="F" style:font-size-asian="11pt" style:font-name-complex="F" style:font-size-complex="11pt"/>
    </style:style>
    <style:style style:name="T10" style:family="text">
      <style:text-properties fo:color="#000000"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11" style:family="text">
      <style:text-properties fo:color="#000000"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12" style:family="text">
      <style:text-properties fo:color="#000000" style:font-name="Calibri" style:font-name-complex="Calibri1"/>
    </style:style>
    <style:style style:name="T13" style:family="text">
      <style:text-properties fo:color="#000000" style:font-name="Calibri" style:font-name-asian="F" style:font-name-complex="F"/>
    </style:style>
    <style:style style:name="T14" style:family="text">
      <style:text-properties fo:color="#000000" style:font-name="Segoe UI" fo:font-size="9pt" style:font-size-asian="9pt" style:font-name-complex="Segoe UI1" style:font-size-complex="9pt"/>
    </style:style>
    <style:style style:name="T15" style:family="text">
      <style:text-properties fo:color="#000000" style:font-name="Segoe UI" fo:font-size="9pt" fo:font-weight="bold" style:font-size-asian="9pt" style:font-weight-asian="bold" style:font-name-complex="Segoe UI1" style:font-size-complex="9pt" style:font-weight-complex="bold"/>
    </style:style>
    <style:style style:name="T16" style:family="text">
      <style:text-properties fo:color="#000000" style:font-name="Segoe UI" fo:font-size="9pt" fo:font-style="italic" fo:font-weight="bold" style:font-size-asian="9pt" style:font-style-asian="italic" style:font-weight-asian="bold" style:font-name-complex="Segoe UI1" style:font-size-complex="9pt" style:font-style-complex="italic" style:font-weight-complex="bold"/>
    </style:style>
    <style:style style:name="T17" style:family="text">
      <style:text-properties fo:color="#000000"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Calibri" fo:font-size="11pt" style:font-name-asian="F" style:font-size-asian="11pt" style:font-name-complex="F" style:font-size-complex="11pt"/>
    </style:style>
    <style:style style:name="T19" style:family="text">
      <style:text-properties style:font-name="Calibri" fo:font-size="11pt" fo:language="fi" fo:country="FI" style:font-name-asian="Calibri1" style:font-size-asian="11pt" style:font-name-complex="Calibri1" style:font-size-complex="11pt"/>
    </style:style>
    <style:style style:name="T20" style:family="text">
      <style:text-properties style:font-name="Calibri" fo:font-size="11pt" fo:language="fi" fo:country="FI" style:font-name-asian="F" style:font-size-asian="11pt" style:font-name-complex="F" style:font-size-complex="11pt"/>
    </style:style>
    <style:style style:name="T21" style:family="text">
      <style:text-properties style:font-name="Calibri" fo:font-size="11pt" fo:language="fi" fo:country="FI" fo:font-style="italic" style:font-name-asian="Calibri1" style:font-size-asian="11pt" style:font-style-asian="italic" style:font-name-complex="Calibri1" style:font-size-complex="11pt" style:font-style-complex="italic"/>
    </style:style>
    <style:style style:name="T22" style:family="text">
      <style:text-properties style:font-name="Calibri" fo:font-size="11pt" fo:language="nb" fo:country="NO" fo:font-style="italic" style:font-name-asian="Calibri1" style:font-size-asian="11pt" style:font-style-asian="italic" style:font-name-complex="Calibri1" style:font-size-complex="11pt" style:font-style-complex="italic"/>
    </style:style>
    <style:style style:name="T23" style:family="text">
      <style:text-properties style:font-name="Calibri Light" fo:font-size="28pt" fo:language="fi" fo:country="FI" style:font-name-asian="Calibri Light1" style:font-size-asian="28pt" style:font-name-complex="Calibri Light1" style:font-size-complex="28pt"/>
    </style:style>
    <style:style style:name="T24" style:family="text">
      <style:text-properties fo:font-size="11pt" fo:language="fi" fo:country="FI" style:font-name-asian="F" style:font-size-asian="11pt" style:font-size-complex="11pt"/>
    </style:style>
    <style:style style:name="T25" style:family="text">
      <style:text-properties fo:font-size="11pt" fo:language="fi" fo:country="FI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GoBack"/><text:span text:style-name="normaltextrun"><text:span text:style-name="T1">17. mai markering </text:span></text:span><text:span text:style-name="eop"><text:span text:style-name="T1">Lakselv</text:span></text:span></text:p>
      <text:p text:style-name="P11"><text:span text:style-name="eop"><text:span text:style-name="T6"> </text:span></text:span></text:p>
      <text:p text:style-name="P11"><text:span text:style-name="normaltextrun"><text:span text:style-name="T2">Program</text:span></text:span></text:p>
      <text:p text:style-name="P11"><text:span text:style-name="T14"> </text:span></text:p>
      <text:p text:style-name="P11"><text:span text:style-name="T15">Programmet gjennomføres i tråd med regjeringens retningslinjer for smittevern, og forutsetter at familier som kjører sammen i egne biler ikke går ut av bilene sine. </text:span><text:span text:style-name="T16">Husk en meters avstand!</text:span></text:p>
      <text:p text:style-name="P12"><text:span text:style-name="normaltextrun"/></text:p>
      <text:p text:style-name="P12"><text:span text:style-name="normaltextrun"/></text:p>
      <text:p text:style-name="P11"><text:span text:style-name="normaltextrun"><text:span text:style-name="T6">1000     Ved Lakselv kirke</text:span></text:span></text:p>
      <text:list xml:id="list1347249488" text:style-name="WWNum4">
        <text:list-item>
          <text:p text:style-name="P16"><text:span text:style-name="normaltextrun"><text:span text:style-name="T6">Drive-In gudstjeneste</text:span></text:span></text:p>
        </text:list-item>
        <text:list-item>
          <text:p text:style-name="P17"><text:span text:style-name="normaltextrun"><text:span text:style-name="T6">Kransenedlegging v/minnesteinen</text:span></text:span></text:p>
        </text:list-item>
        <text:list-item>
          <text:p text:style-name="P23"><text:span text:style-name="normaltextrun"><text:span text:style-name="T12">17. mai-tog med ordfører, lensmann, korps og flaggborg fra minnesteinen til sansehagen på Helsetun. Nasjonalsangen spilles og synges</text:span></text:span></text:p>
        </text:list-item>
      </text:list>
      <text:p text:style-name="P11"><text:span text:style-name="T14"> </text:span></text:p>
      <text:p text:style-name="P11"><text:span text:style-name="normaltextrun"><text:span text:style-name="T6">1130      Bilkortesje fra Storhallen til flyplassen</text:span></text:span></text:p>
      <text:p text:style-name="P24"><text:span text:style-name="normaltextrun"><text:span text:style-name="T10">Oppstilling </text:span></text:span><text:span text:style-name="spellingerror"><text:span text:style-name="T17">kl</text:span></text:span><text:span text:style-name="normaltextrun"><text:span text:style-name="T10"> 1100 .</text:span></text:span><text:span text:style-name="eop"><text:span text:style-name="T10"> </text:span></text:span><text:span text:style-name="normaltextrun"><text:span text:style-name="T10">Politi, utrykningskjøretøy og forsvaret kjører først, deretter russebiler, motorsykler og øvrige kjøretøy.</text:span></text:span><text:span text:style-name="eop"><text:span text:style-name="T10"> </text:span></text:span><text:span text:style-name="normaltextrun"><text:span text:style-name="T10">De som ikke stiller med bil i kortesjen oppfordres til å delta langs ruta, med flagg og hilsener</text:span></text:span><text:span text:style-name="spellingerror"><text:span text:style-name="T17">.</text:span></text:span><text:span text:style-name="apple-converted-space"><text:span text:style-name="T17"> </text:span></text:span><text:span text:style-name="normaltextrun"><text:span text:style-name="T10">Deretter er alle velkommen til å kjøre til flyplassen for å delta på Drive In arrangementet der. </text:span></text:span><text:span text:style-name="eop"><text:span text:style-name="T10"> </text:span></text:span></text:p>
      <text:p text:style-name="P11"><text:span text:style-name="normaltextrun"><text:span text:style-name="T6">  </text:span></text:span></text:p>
      <text:p text:style-name="P11"><text:span text:style-name="normaltextrun"><text:span text:style-name="T6">1230      Drive In arrangement på flyplassen</text:span></text:span><text:span text:style-name="apple-converted-space"><text:span text:style-name="T6"> </text:span></text:span><text:span text:style-name="normaltextrun"><text:span text:style-name="T10">(maks 200 biler)</text:span></text:span><text:span text:style-name="normaltextrun"><text:span text:style-name="T6"> </text:span></text:span><text:span text:style-name="eop"><text:span text:style-name="T6"> </text:span></text:span></text:p>
      <text:list xml:id="list1558823757" text:style-name="WWNum3">
        <text:list-item>
          <text:p text:style-name="P18"><text:span text:style-name="normaltextrun"><text:span text:style-name="T6"><text:s/>Taler for dagen v/ordfører og russepresident</text:span></text:span><text:span text:style-name="eop"><text:span text:style-name="T6"> </text:span></text:span><text:span text:style-name="normaltextrun"><text:span text:style-name="T6">              </text:span></text:span></text:p>
        </text:list-item>
        <text:list-item>
          <text:p text:style-name="P18"><text:span text:style-name="normaltextrun"><text:span text:style-name="T6">Korpset spiller og vi synger nasjonalsangen sammen med Norge kl 1300! </text:span></text:span></text:p>
        </text:list-item>
      </text:list>
      <text:p text:style-name="P13"><text:span text:style-name="normaltextrun"/></text:p>
      <text:p text:style-name="P19"><text:span text:style-name="normaltextrun"><text:span text:style-name="T6">Vel møtt! </text:span></text:span></text:p>
      <text:p text:style-name="P11"><text:span text:style-name="eop"><text:span text:style-name="T6"> </text:span></text:span></text:p>
      <text:p text:style-name="P19"><text:span text:style-name="normaltextrun"><text:span text:style-name="T18"> 1400 17. mai tog med hester og hunder fra parkeringsplassen på Lakselv barneskole</text:span></text:span></text:p>
      <text:p text:style-name="P20"/>
      <text:p text:style-name="P19"><text:span text:style-name="T18">Vi oppfordrer alle til å ta bilder av den alternative feiringa og benytte emneknaggen #PK17mai2020 i sosiale medier.</text:span></text:p>
      <text:p text:style-name="P20"/>
      <text:p text:style-name="P19"><text:soft-page-break/><text:span text:style-name="T18">Du finner mer informasjon om detaljer i programmet på porsanger.kommune.no.</text:span></text:p>
      <text:p text:style-name="P20"/>
      <text:p text:style-name="P20"/>
      <text:p text:style-name="P13"><text:span text:style-name="eop"/></text:p>
      <text:p text:style-name="P19"><text:span text:style-name="T23">17. maikuuta-markkeeraus Lemmijovessa</text:span></text:p>
      <text:p text:style-name="P13"><text:span text:style-name="eop"/></text:p>
      <text:p text:style-name="P19"><text:span text:style-name="eop"><text:span text:style-name="T4">Programi</text:span></text:span></text:p>
      <text:p text:style-name="P14"><text:span text:style-name="eop"/></text:p>
      <text:p text:style-name="P19"><text:span text:style-name="T15">Programin viehään läpi rejeeringin tarttumasuojareekeliitten jälkhiin, ja se vaajithaan ette perheet jokka ajethaan yhessä omila piiliilä ei mene ulos piiliistä. </text:span><text:span text:style-name="T16">Muista metrin turvavälin!</text:span></text:p>
      <text:p text:style-name="P15"/>
      <text:p text:style-name="P19"><text:span text:style-name="normaltextrun"><text:span text:style-name="T12">1000 </text:span></text:span><text:span text:style-name="T19">Lemmijoven kirkon tykönä</text:span></text:p>
      <text:list xml:id="list2578574603" text:style-name="WWNum2">
        <text:list-item>
          <text:p text:style-name="P21"><text:span text:style-name="T19"><text:s/>Drive-in jumalanpalvelus</text:span></text:p>
        </text:list-item>
        <text:list-item>
          <text:p text:style-name="P1"><text:span text:style-name="T19"><text:s/>Kransinlaskeminen muistokivelä </text:span></text:p>
        </text:list-item>
        <text:list-item>
          <text:p text:style-name="P1"><text:span text:style-name="T19">Sananjohtaaja, lensmanni, korpsi ja flakulinna oon myötä 17.maikuuta-tookissa. Se lähtee muistokiveltä Helsetunin sansihaakhiin. Nasjunaalilaulun pelathaan ja laulethaan.</text:span></text:p>
        </text:list-item>
      </text:list>
      <text:p text:style-name="P4"><text:span text:style-name="T19">1130 Piilikorteesi Storhallenilta lentohaminhaan</text:span></text:p>
      <text:p text:style-name="P6"><text:span text:style-name="T22">Ylöställäys <text:s/>klo 11. </text:span><text:span text:style-name="T21">Pulettija- ja hätäkulkuneuvot ja puolustus ajethaan ensiksi, sen jälkhiin ryssepiilit, motorisykkelit ja muut kulkuneuvot. Niitä jokka ei ole myötä piilikorteesissa pyyethään olemhaan myötä ruutan pitkin flakkuin ja tervheisten kans</text:span><text:span text:style-name="T19">. </text:span><text:span text:style-name="T21">Sen jälkhiin het saatethaan ajjaat lentohaminhaan ja olla myötä Drive-in tapattumassa sielä.</text:span></text:p>
      <text:p text:style-name="P7"/>
      <text:p text:style-name="P6"><text:span text:style-name="T19">1230 Drive-in tapattuma lentohaminalla </text:span><text:span text:style-name="T21">(eninthään 200 piilii)</text:span></text:p>
      <text:p text:style-name="P7"/>
      <text:list xml:id="list3607039355" text:style-name="WWNum1">
        <text:list-item>
          <text:p text:style-name="P2"><text:span text:style-name="T19"><text:s/>Päivän puhheet /sananjohtaaja ja ryssepresidentti</text:span></text:p>
        </text:list-item>
        <text:list-item>
          <text:p text:style-name="P3"><text:span text:style-name="T19">Korpsi pellaa ja met laulama nasjunaalilaulun yhessä Norjan kans klo 1300!</text:span></text:p>
        </text:list-item>
      </text:list>
      <text:p text:style-name="P8"/>
      <text:p text:style-name="P10"><text:span text:style-name="T19">Tervettulemaa! </text:span></text:p>
      <text:p text:style-name="P8"/>
      <text:p text:style-name="P6"><text:span text:style-name="T19">1400 17. maikuuta-tooki hevoisten ja koiriin kans Lemmijoven lastenkoulun parkeerinkipaikasta</text:span></text:p>
      <text:p text:style-name="P9"/>
      <text:p text:style-name="P6"><text:soft-page-break/><text:span text:style-name="T19">Ottakkaa kuvvii toisenlaisesta markkeerauksesta ja pitäkkää teemakoukkuu #PK17mai2020 sosiaalisissa meedioissa.</text:span></text:p>
      <text:p text:style-name="P9"/>
      <text:p text:style-name="P6"><text:span text:style-name="T19">Sie löyät enämen tiettoo programin detaljiitten ympäri nettilaiala porsanger.kommune.no.</text:span></text:p>
      <text:p text:style-name="P9"/>
      <text:p text:style-name="P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spellingerror" style:family="text" style:parent-style-name="Default_20_Paragraph_20_Font"/>
    <style:style style:name="eop" style:family="text" style:parent-style-name="Default_20_Paragraph_20_Fon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 Keränen</meta:initial-creator>
    <dc:creator>Aili E.</dc:creator>
    <meta:editing-cycles>2</meta:editing-cycles>
    <meta:creation-date>2020-10-19T12:39:00</meta:creation-date>
    <dc:date>2020-10-19T12:39:00</dc:date>
    <meta:editing-duration>PT1M</meta:editing-duration>
    <meta:generator>LibreOffice/6.4.6.2$Linux_X86_64 LibreOffice_project/40$Build-2</meta:generator>
    <meta:document-statistic meta:table-count="0" meta:image-count="0" meta:object-count="0" meta:page-count="3" meta:paragraph-count="37" meta:word-count="349" meta:character-count="2673" meta:non-whitespace-character-count="2317"/>
    <meta:user-defined meta:name="AppVersion">16.0000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